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>
        <table:shapes>
          <draw:frame draw:z-index="0" draw:style-name="gr1" svg:width="20.276cm" svg:height="12.024cm" svg:x="11.288cm" svg:y="0.477cm">
            <draw:object draw:notify-on-update-of-ranges="Arkusz1.A3:Arkusz1.A30 Arkusz1.B3:Arkusz1.B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20.276cm" svg:height="12.024cm" svg:x="11.289cm" svg:y="13.232cm">
            <draw:object draw:notify-on-update-of-ranges="Arkusz1.A3:Arkusz1.A30 Arkusz1.C3:Arkusz1.C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20.276cm" svg:height="12.024cm" svg:x="11.289cm" svg:y="26.038cm">
            <draw:object draw:notify-on-update-of-ranges="Arkusz1.A3:Arkusz1.A30 Arkusz1.D3:Arkusz1.D3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Ograniczenie</text:p>
          </table:table-cell>
          <table:table-cell office:value-type="string">
            <text:p>USA</text:p>
          </table:table-cell>
          <table:table-cell office:value-type="string">
            <text:p>GB </text:p>
          </table:table-cell>
          <table:table-cell office:value-type="string">
            <text:p>USA+GB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4261">
            <text:p>44261</text:p>
          </table:table-cell>
          <table:table-cell office:value-type="float" office:value="0">
            <text:p>0</text:p>
          </table:table-cell>
          <table:table-cell office:value-type="float" office:value="44261">
            <text:p>4426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53">
            <text:p>3053</text:p>
          </table:table-cell>
          <table:table-cell office:value-type="float" office:value="12">
            <text:p>12</text:p>
          </table:table-cell>
          <table:table-cell office:value-type="float" office:value="3065">
            <text:p>30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13">
            <text:p>413</text:p>
          </table:table-cell>
          <table:table-cell office:value-type="float" office:value="23">
            <text:p>23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18">
            <text:p>2118</text:p>
          </table:table-cell>
          <table:table-cell office:value-type="float" office:value="10">
            <text:p>10</text:p>
          </table:table-cell>
          <table:table-cell office:value-type="float" office:value="2128">
            <text:p>212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858">
            <text:p>3858</text:p>
          </table:table-cell>
          <table:table-cell office:value-type="float" office:value="127">
            <text:p>127</text:p>
          </table:table-cell>
          <table:table-cell office:value-type="float" office:value="3985">
            <text:p>398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2338">
            <text:p>62338</text:p>
          </table:table-cell>
          <table:table-cell office:value-type="float" office:value="3">
            <text:p>3</text:p>
          </table:table-cell>
          <table:table-cell office:value-type="float" office:value="62341">
            <text:p>6234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0443">
            <text:p>90443</text:p>
          </table:table-cell>
          <table:table-cell office:value-type="float" office:value="49178">
            <text:p>49178</text:p>
          </table:table-cell>
          <table:table-cell office:value-type="float" office:value="139621">
            <text:p>13962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42006">
            <text:p>142006</text:p>
          </table:table-cell>
          <table:table-cell office:value-type="float" office:value="0">
            <text:p>0</text:p>
          </table:table-cell>
          <table:table-cell office:value-type="float" office:value="142006">
            <text:p>14200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6457">
            <text:p>86457</text:p>
          </table:table-cell>
          <table:table-cell office:value-type="float" office:value="11829">
            <text:p>11829</text:p>
          </table:table-cell>
          <table:table-cell office:value-type="float" office:value="98286">
            <text:p>9828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55621">
            <text:p>155621</text:p>
          </table:table-cell>
          <table:table-cell office:value-type="float" office:value="0">
            <text:p>0</text:p>
          </table:table-cell>
          <table:table-cell office:value-type="float" office:value="155621">
            <text:p>15562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5648">
            <text:p>65648</text:p>
          </table:table-cell>
          <table:table-cell office:value-type="float" office:value="3225">
            <text:p>3225</text:p>
          </table:table-cell>
          <table:table-cell office:value-type="float" office:value="68873">
            <text:p>688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01660">
            <text:p>501660</text:p>
          </table:table-cell>
          <table:table-cell office:value-type="float" office:value="0">
            <text:p>0</text:p>
          </table:table-cell>
          <table:table-cell office:value-type="float" office:value="501660">
            <text:p>50166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0328">
            <text:p>20328</text:p>
          </table:table-cell>
          <table:table-cell office:value-type="float" office:value="46680">
            <text:p>46680</text:p>
          </table:table-cell>
          <table:table-cell office:value-type="float" office:value="67008">
            <text:p>6700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78978">
            <text:p>78978</text:p>
          </table:table-cell>
          <table:table-cell office:value-type="float" office:value="0">
            <text:p>0</text:p>
          </table:table-cell>
          <table:table-cell office:value-type="float" office:value="78978">
            <text:p>7897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3749">
            <text:p>33749</text:p>
          </table:table-cell>
          <table:table-cell office:value-type="float" office:value="16150">
            <text:p>16150</text:p>
          </table:table-cell>
          <table:table-cell office:value-type="float" office:value="49899">
            <text:p>4989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8894">
            <text:p>8894</text:p>
          </table:table-cell>
          <table:table-cell office:value-type="float" office:value="0">
            <text:p>0</text:p>
          </table:table-cell>
          <table:table-cell office:value-type="float" office:value="8894">
            <text:p>889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</table:table>
      <table:table table:name="Arkusz2" table:style-name="ta1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Opioła</meta:initial-creator>
    <meta:creation-date>2015-05-11T14:28:29</meta:creation-date>
    <dc:date>2015-05-24T19:31:21</dc:date>
    <meta:editing-duration>PT1H17M7S</meta:editing-duration>
    <meta:editing-cycles>8</meta:editing-cycles>
    <meta:generator>LibreOffice/3.5$Linux_X86_64 LibreOffice_project/350m1$Build-2</meta:generator>
    <dc:creator>Łukasz Opioła</dc:creator>
    <meta:document-statistic meta:table-count="3" meta:cell-count="1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77cm" svg:height="12.025cm" xlink:href=".." xlink:type="simple" chart:class="chart:bar" chart:style-name="ch1">
        <chart:title svg:x="4.483cm" svg:y="0.376cm" chart:style-name="ch2">
          <text:p>Ilość wypadków dla danego ograniczenia prędkości, GB</text:p>
        </chart:title>
        <chart:plot-area chart:style-name="ch3" table:cell-range-address="Arkusz1.A3:Arkusz1.A30 Arkusz1.C3:Arkusz1.C30" chart:data-source-has-labels="column" svg:x="0.855cm" svg:y="1.875cm" svg:width="18.612cm" svg:height="8.929cm">
          <chartooo:coordinate-region svg:x="2.032cm" svg:y="2.074cm" svg:width="17.435cm" svg:height="8.083cm"/>
          <chart:axis chart:dimension="x" chart:name="primary-x" chart:style-name="ch4" chartooo:axis-type="auto">
            <chartooo:date-scale/>
            <chart:title svg:x="8.741cm" svg:y="11.044cm" chart:style-name="ch5">
              <text:p>ograniczenie km/h]</text:p>
            </chart:title>
            <chart:categories table:cell-range-address="Arkusz1.A3:Arkusz1.A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C3:Arkusz1.C30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:Arkusz1.A30</svg:desc>
                </draw:g>
              </table:table-cell>
              <table:table-cell office:value-type="float" office:value="12">
                <text:p>12</text:p>
                <draw:g>
                  <svg:desc>Arkusz1.C3:Arkusz1.C30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9178">
                <text:p>4917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1829">
                <text:p>1182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6680">
                <text:p>4668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6150">
                <text:p>1615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77cm" svg:height="12.025cm" xlink:href=".." xlink:type="simple" chart:class="chart:bar" chart:style-name="ch1">
        <chart:title svg:x="4.406cm" svg:y="0.376cm" chart:style-name="ch2">
          <text:p>Ilość wypadków dla danego ograniczenia prędkości, USA</text:p>
        </chart:title>
        <chart:plot-area chart:style-name="ch3" table:cell-range-address="Arkusz1.A3:Arkusz1.B30" chart:data-source-has-labels="column" svg:x="0.855cm" svg:y="1.875cm" svg:width="18.612cm" svg:height="8.929cm">
          <chartooo:coordinate-region svg:x="2.217cm" svg:y="2.074cm" svg:width="17.25cm" svg:height="8.083cm"/>
          <chart:axis chart:dimension="x" chart:name="primary-x" chart:style-name="ch4" chartooo:axis-type="auto">
            <chartooo:date-scale/>
            <chart:title svg:x="8.741cm" svg:y="11.044cm" chart:style-name="ch5">
              <text:p>ograniczenie km/h]</text:p>
            </chart:title>
            <chart:categories table:cell-range-address="Arkusz1.A3:Arkusz1.A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B3:Arkusz1.B30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:Arkusz1.A30</svg:desc>
                </draw:g>
              </table:table-cell>
              <table:table-cell office:value-type="float" office:value="3053">
                <text:p>3053</text:p>
                <draw:g>
                  <svg:desc>Arkusz1.B3:Arkusz1.B30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2338">
                <text:p>6233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0443">
                <text:p>9044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42006">
                <text:p>14200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6457">
                <text:p>8645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55621">
                <text:p>15562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5648">
                <text:p>6564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01660">
                <text:p>50166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0328">
                <text:p>2032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78978">
                <text:p>7897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3749">
                <text:p>33749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8894">
                <text:p>889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77cm" svg:height="12.025cm" xlink:href=".." xlink:type="simple" chart:class="chart:bar" chart:style-name="ch1">
        <chart:title svg:x="3.956cm" svg:y="0.376cm" chart:style-name="ch2">
          <text:p>Ilość wypadków dla danego ograniczenia prędkości, USA+GB</text:p>
        </chart:title>
        <chart:plot-area chart:style-name="ch3" table:cell-range-address="Arkusz1.A3:Arkusz1.A30 Arkusz1.D3:Arkusz1.D30" chart:data-source-has-labels="column" svg:x="0.855cm" svg:y="1.875cm" svg:width="18.612cm" svg:height="8.929cm">
          <chartooo:coordinate-region svg:x="2.217cm" svg:y="2.074cm" svg:width="17.25cm" svg:height="8.083cm"/>
          <chart:axis chart:dimension="x" chart:name="primary-x" chart:style-name="ch4" chartooo:axis-type="auto">
            <chartooo:date-scale/>
            <chart:title svg:x="8.741cm" svg:y="11.044cm" chart:style-name="ch5">
              <text:p>ograniczenie km/h]</text:p>
            </chart:title>
            <chart:categories table:cell-range-address="Arkusz1.A3:Arkusz1.A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D3:Arkusz1.D30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:Arkusz1.A30</svg:desc>
                </draw:g>
              </table:table-cell>
              <table:table-cell office:value-type="float" office:value="3065">
                <text:p>3065</text:p>
                <draw:g>
                  <svg:desc>Arkusz1.D3:Arkusz1.D30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2341">
                <text:p>6234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39621">
                <text:p>13962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42006">
                <text:p>14200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8286">
                <text:p>9828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55621">
                <text:p>15562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8873">
                <text:p>6887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01660">
                <text:p>50166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67008">
                <text:p>6700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78978">
                <text:p>7897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49899">
                <text:p>49899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8894">
                <text:p>889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